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46in"/>
    </style:style>
    <style:style style:name="co3" style:family="table-column">
      <style:table-column-properties fo:break-before="auto" style:column-width="1.1311in"/>
    </style:style>
    <style:style style:name="co4" style:family="table-column">
      <style:table-column-properties fo:break-before="auto" style:column-width="1.1516in"/>
    </style:style>
    <style:style style:name="co5" style:family="table-column">
      <style:table-column-properties fo:break-before="auto" style:column-width="1.1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.B29]=MIN([.$B29:.$F29]))" style:apply-style-name="Good" style:base-cell-address="Sheet1.B29"/>
    </style:style>
    <style:style style:name="ce3" style:family="table-cell" style:parent-style-name="Default">
      <style:map style:condition="is-true-formula([.B78]=MIN([.$B78:.$G78]))" style:apply-style-name="Good" style:base-cell-address="Sheet1.B78"/>
    </style:style>
    <style:style style:name="ce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 p01</text:p>
          </table:table-cell>
          <table:table-cell office:value-type="string" calcext:value-type="string">
            <text:p>D=1, pmax=0.01</text:p>
          </table:table-cell>
          <table:table-cell office:value-type="string" calcext:value-type="string">
            <text:p>depotVT End</text:p>
          </table:table-cell>
          <table:table-cell/>
          <table:table-cell office:value-type="string" calcext:value-type="string">
            <text:p>D=1, pmax=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ACONC</text:p>
          </table:table-cell>
          <table:table-cell office:value-type="string" calcext:value-type="string">
            <text:p>heur_og</text:p>
          </table:table-cell>
          <table:table-cell/>
          <table:table-cell office:value-type="string" calcext:value-type="string">
            <text:p>AACONC</text:p>
          </table:table-cell>
          <table:table-cell office:value-type="string" calcext:value-type="string">
            <text:p>heur_og+stan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.47" calcext:value-type="float">
            <text:p>409.47</text:p>
          </table:table-cell>
          <table:table-cell office:value-type="float" office:value="253.95" calcext:value-type="float">
            <text:p>253.95</text:p>
          </table:table-cell>
          <table:table-cell/>
          <table:table-cell office:value-type="float" office:value="413.37" calcext:value-type="float">
            <text:p>413.37</text:p>
          </table:table-cell>
          <table:table-cell office:value-type="float" office:value="236.41" calcext:value-type="float">
            <text:p>236.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1.95" calcext:value-type="float">
            <text:p>471.95</text:p>
          </table:table-cell>
          <table:table-cell office:value-type="float" office:value="296.12" calcext:value-type="float">
            <text:p>296.12</text:p>
          </table:table-cell>
          <table:table-cell/>
          <table:table-cell office:value-type="float" office:value="413.37" calcext:value-type="float">
            <text:p>413.37</text:p>
          </table:table-cell>
          <table:table-cell office:value-type="float" office:value="199.05" calcext:value-type="float">
            <text:p>199.0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9.84" calcext:value-type="float">
            <text:p>439.84</text:p>
          </table:table-cell>
          <table:table-cell office:value-type="float" office:value="286.79" calcext:value-type="float">
            <text:p>286.79</text:p>
          </table:table-cell>
          <table:table-cell/>
          <table:table-cell office:value-type="float" office:value="414.79" calcext:value-type="float">
            <text:p>414.79</text:p>
          </table:table-cell>
          <table:table-cell office:value-type="float" office:value="210.73" calcext:value-type="float">
            <text:p>210.7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3.22" calcext:value-type="float">
            <text:p>423.22</text:p>
          </table:table-cell>
          <table:table-cell office:value-type="float" office:value="243.72" calcext:value-type="float">
            <text:p>243.72</text:p>
          </table:table-cell>
          <table:table-cell/>
          <table:table-cell office:value-type="float" office:value="465.76" calcext:value-type="float">
            <text:p>465.76</text:p>
          </table:table-cell>
          <table:table-cell office:value-type="float" office:value="234.72" calcext:value-type="float">
            <text:p>234.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3.37" calcext:value-type="float">
            <text:p>413.37</text:p>
          </table:table-cell>
          <table:table-cell office:value-type="float" office:value="231.34" calcext:value-type="float">
            <text:p>231.34</text:p>
          </table:table-cell>
          <table:table-cell/>
          <table:table-cell office:value-type="float" office:value="414.79" calcext:value-type="float">
            <text:p>414.79</text:p>
          </table:table-cell>
          <table:table-cell office:value-type="float" office:value="221.86" calcext:value-type="float">
            <text:p>221.8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5.59" calcext:value-type="float">
            <text:p>415.59</text:p>
          </table:table-cell>
          <table:table-cell office:value-type="float" office:value="243.72" calcext:value-type="float">
            <text:p>243.72</text:p>
          </table:table-cell>
          <table:table-cell/>
          <table:table-cell office:value-type="float" office:value="436.51" calcext:value-type="float">
            <text:p>436.51</text:p>
          </table:table-cell>
          <table:table-cell office:value-type="float" office:value="213.07" calcext:value-type="float">
            <text:p>213.0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3.37" calcext:value-type="float">
            <text:p>413.37</text:p>
          </table:table-cell>
          <table:table-cell office:value-type="float" office:value="219.2" calcext:value-type="float">
            <text:p>219.2</text:p>
          </table:table-cell>
          <table:table-cell/>
          <table:table-cell office:value-type="float" office:value="413.37" calcext:value-type="float">
            <text:p>413.37</text:p>
          </table:table-cell>
          <table:table-cell office:value-type="float" office:value="229.92" calcext:value-type="float">
            <text:p>229.9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3.37" calcext:value-type="float">
            <text:p>413.37</text:p>
          </table:table-cell>
          <table:table-cell office:value-type="float" office:value="231.34" calcext:value-type="float">
            <text:p>231.34</text:p>
          </table:table-cell>
          <table:table-cell/>
          <table:table-cell office:value-type="float" office:value="423.22" calcext:value-type="float">
            <text:p>423.22</text:p>
          </table:table-cell>
          <table:table-cell office:value-type="float" office:value="206.57" calcext:value-type="float">
            <text:p>206.5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8.88" calcext:value-type="float">
            <text:p>418.88</text:p>
          </table:table-cell>
          <table:table-cell office:value-type="float" office:value="220.48" calcext:value-type="float">
            <text:p>220.48</text:p>
          </table:table-cell>
          <table:table-cell/>
          <table:table-cell office:value-type="float" office:value="444.65" calcext:value-type="float">
            <text:p>444.65</text:p>
          </table:table-cell>
          <table:table-cell office:value-type="float" office:value="248.1" calcext:value-type="float">
            <text:p>248.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9.65" calcext:value-type="float">
            <text:p>419.65</text:p>
          </table:table-cell>
          <table:table-cell office:value-type="float" office:value="253.95" calcext:value-type="float">
            <text:p>253.95</text:p>
          </table:table-cell>
          <table:table-cell/>
          <table:table-cell office:value-type="float" office:value="418.88" calcext:value-type="float">
            <text:p>418.88</text:p>
          </table:table-cell>
          <table:table-cell office:value-type="float" office:value="225.41" calcext:value-type="float">
            <text:p>225.4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9.22" calcext:value-type="float">
            <text:p>419.22</text:p>
          </table:table-cell>
          <table:table-cell office:value-type="float" office:value="249.28" calcext:value-type="float">
            <text:p>249.28</text:p>
          </table:table-cell>
          <table:table-cell/>
          <table:table-cell office:value-type="float" office:value="419.65" calcext:value-type="float">
            <text:p>419.65</text:p>
          </table:table-cell>
          <table:table-cell office:value-type="float" office:value="229.92" calcext:value-type="float">
            <text:p>229.9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9.75" calcext:value-type="float">
            <text:p>409.75</text:p>
          </table:table-cell>
          <table:table-cell office:value-type="float" office:value="250.6" calcext:value-type="float">
            <text:p>250.6</text:p>
          </table:table-cell>
          <table:table-cell/>
          <table:table-cell office:value-type="float" office:value="424.72" calcext:value-type="float">
            <text:p>424.72</text:p>
          </table:table-cell>
          <table:table-cell office:value-type="float" office:value="243.06" calcext:value-type="float">
            <text:p>243.0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3.41" calcext:value-type="float">
            <text:p>433.41</text:p>
          </table:table-cell>
          <table:table-cell office:value-type="float" office:value="231.04" calcext:value-type="float">
            <text:p>231.04</text:p>
          </table:table-cell>
          <table:table-cell/>
          <table:table-cell office:value-type="float" office:value="412.02" calcext:value-type="float">
            <text:p>412.02</text:p>
          </table:table-cell>
          <table:table-cell office:value-type="float" office:value="221.33" calcext:value-type="float">
            <text:p>221.3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.05" calcext:value-type="float">
            <text:p>480.05</text:p>
          </table:table-cell>
          <table:table-cell office:value-type="float" office:value="341.16" calcext:value-type="float">
            <text:p>341.16</text:p>
          </table:table-cell>
          <table:table-cell/>
          <table:table-cell office:value-type="float" office:value="416.05" calcext:value-type="float">
            <text:p>416.05</text:p>
          </table:table-cell>
          <table:table-cell office:value-type="float" office:value="256.54" calcext:value-type="float">
            <text:p>256.5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4.19" calcext:value-type="float">
            <text:p>464.19</text:p>
          </table:table-cell>
          <table:table-cell office:value-type="float" office:value="273.72" calcext:value-type="float">
            <text:p>273.72</text:p>
          </table:table-cell>
          <table:table-cell/>
          <table:table-cell office:value-type="float" office:value="413.37" calcext:value-type="float">
            <text:p>413.37</text:p>
          </table:table-cell>
          <table:table-cell office:value-type="float" office:value="247.28" calcext:value-type="float">
            <text:p>247.2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0.2" calcext:value-type="float">
            <text:p>420.2</text:p>
          </table:table-cell>
          <table:table-cell office:value-type="float" office:value="250.6" calcext:value-type="float">
            <text:p>250.6</text:p>
          </table:table-cell>
          <table:table-cell/>
          <table:table-cell office:value-type="float" office:value="420.86" calcext:value-type="float">
            <text:p>420.86</text:p>
          </table:table-cell>
          <table:table-cell office:value-type="float" office:value="229.92" calcext:value-type="float">
            <text:p>229.9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3.68" calcext:value-type="float">
            <text:p>483.68</text:p>
          </table:table-cell>
          <table:table-cell office:value-type="float" office:value="310.11" calcext:value-type="float">
            <text:p>310.11</text:p>
          </table:table-cell>
          <table:table-cell/>
          <table:table-cell office:value-type="float" office:value="450.49" calcext:value-type="float">
            <text:p>450.49</text:p>
          </table:table-cell>
          <table:table-cell office:value-type="float" office:value="221.76" calcext:value-type="float">
            <text:p>221.7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3.37" calcext:value-type="float">
            <text:p>413.37</text:p>
          </table:table-cell>
          <table:table-cell office:value-type="float" office:value="231.04" calcext:value-type="float">
            <text:p>231.04</text:p>
          </table:table-cell>
          <table:table-cell/>
          <table:table-cell office:value-type="float" office:value="420.2" calcext:value-type="float">
            <text:p>420.2</text:p>
          </table:table-cell>
          <table:table-cell office:value-type="float" office:value="229.92" calcext:value-type="float">
            <text:p>229.9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3.37" calcext:value-type="float">
            <text:p>413.37</text:p>
          </table:table-cell>
          <table:table-cell office:value-type="float" office:value="231.34" calcext:value-type="float">
            <text:p>231.34</text:p>
          </table:table-cell>
          <table:table-cell/>
          <table:table-cell office:value-type="float" office:value="457.1" calcext:value-type="float">
            <text:p>457.1</text:p>
          </table:table-cell>
          <table:table-cell office:value-type="float" office:value="299.48" calcext:value-type="float">
            <text:p>299.4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2.56" calcext:value-type="float">
            <text:p>442.56</text:p>
          </table:table-cell>
          <table:table-cell office:value-type="float" office:value="250.6" calcext:value-type="float">
            <text:p>250.6</text:p>
          </table:table-cell>
          <table:table-cell/>
          <table:table-cell office:value-type="float" office:value="414.79" calcext:value-type="float">
            <text:p>414.79</text:p>
          </table:table-cell>
          <table:table-cell office:value-type="float" office:value="211.39" calcext:value-type="float">
            <text:p>211.39</text:p>
          </table:table-cell>
          <table:table-cell table:number-columns-repeated="5"/>
        </table:table-row>
        <table:table-row table:style-name="ro1">
          <table:table-cell/>
          <table:table-cell table:formula="of:=AVERAGE([.B3:.B22])" office:value-type="float" office:value="430.9255" calcext:value-type="float">
            <text:p>430.9255</text:p>
          </table:table-cell>
          <table:table-cell table:formula="of:=AVERAGE([.C3:.C22])" office:value-type="float" office:value="255.005" calcext:value-type="float">
            <text:p>255.005</text:p>
          </table:table-cell>
          <table:table-cell/>
          <table:table-cell table:formula="of:=AVERAGE([.E3:.E22])" office:value-type="float" office:value="425.398" calcext:value-type="float">
            <text:p>425.398</text:p>
          </table:table-cell>
          <table:table-cell table:formula="of:=AVERAGE([.F3:.F22])" office:value-type="float" office:value="230.822" calcext:value-type="float">
            <text:p>230.822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Instance p01</text:p>
          </table:table-cell>
          <table:table-cell office:value-type="string" calcext:value-type="string">
            <text:p>D=1, pmax=0.01</text:p>
          </table:table-cell>
          <table:table-cell office:value-type="string" calcext:value-type="string">
            <text:p>depotVT E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ACONC</text:p>
          </table:table-cell>
          <table:table-cell office:value-type="string" calcext:value-type="string">
            <text:p>heur_og</text:p>
          </table:table-cell>
          <table:table-cell office:value-type="string" calcext:value-type="string">
            <text:p>heur_og + stand</text:p>
          </table:table-cell>
          <table:table-cell office:value-type="string" calcext:value-type="string">
            <text:p>heuristic_v1</text:p>
          </table:table-cell>
          <table:table-cell office:value-type="string" calcext:value-type="string">
            <text:p>V1 + stan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454.26" calcext:value-type="float">
            <text:p>454.26</text:p>
          </table:table-cell>
          <table:table-cell table:style-name="ce1" office:value-type="float" office:value="231.04" calcext:value-type="float">
            <text:p>231.04</text:p>
          </table:table-cell>
          <table:table-cell table:style-name="ce1" office:value-type="float" office:value="235.77" calcext:value-type="float">
            <text:p>235.77</text:p>
          </table:table-cell>
          <table:table-cell table:style-name="ce1" office:value-type="float" office:value="274.23" calcext:value-type="float">
            <text:p>274.23</text:p>
          </table:table-cell>
          <table:table-cell table:style-name="ce1" office:value-type="float" office:value="260.86" calcext:value-type="float">
            <text:p>260.8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421.52" calcext:value-type="float">
            <text:p>421.52</text:p>
          </table:table-cell>
          <table:table-cell table:style-name="ce1" office:value-type="float" office:value="202.48" calcext:value-type="float">
            <text:p>202.48</text:p>
          </table:table-cell>
          <table:table-cell table:style-name="ce1" office:value-type="float" office:value="199.05" calcext:value-type="float">
            <text:p>199.05</text:p>
          </table:table-cell>
          <table:table-cell table:style-name="ce1" office:value-type="float" office:value="208.26" calcext:value-type="float">
            <text:p>208.26</text:p>
          </table:table-cell>
          <table:table-cell table:style-name="ce1" office:value-type="float" office:value="230.11" calcext:value-type="float">
            <text:p>230.1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461.38" calcext:value-type="float">
            <text:p>461.38</text:p>
          </table:table-cell>
          <table:table-cell table:style-name="ce1" office:value-type="float" office:value="259.19" calcext:value-type="float">
            <text:p>259.19</text:p>
          </table:table-cell>
          <table:table-cell table:style-name="ce1" office:value-type="float" office:value="229.22" calcext:value-type="float">
            <text:p>229.22</text:p>
          </table:table-cell>
          <table:table-cell table:style-name="ce1" office:value-type="float" office:value="235.13" calcext:value-type="float">
            <text:p>235.13</text:p>
          </table:table-cell>
          <table:table-cell table:style-name="ce1" office:value-type="float" office:value="237.06" calcext:value-type="float">
            <text:p>237.0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415.59" calcext:value-type="float">
            <text:p>415.59</text:p>
          </table:table-cell>
          <table:table-cell table:style-name="ce1" office:value-type="float" office:value="243.72" calcext:value-type="float">
            <text:p>243.72</text:p>
          </table:table-cell>
          <table:table-cell table:style-name="ce1" office:value-type="float" office:value="226.8" calcext:value-type="float">
            <text:p>226.8</text:p>
          </table:table-cell>
          <table:table-cell table:style-name="ce1" office:value-type="float" office:value="222.78" calcext:value-type="float">
            <text:p>222.78</text:p>
          </table:table-cell>
          <table:table-cell table:style-name="ce1" office:value-type="float" office:value="223.2" calcext:value-type="float">
            <text:p>223.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454.85" calcext:value-type="float">
            <text:p>454.85</text:p>
          </table:table-cell>
          <table:table-cell table:style-name="ce1" office:value-type="float" office:value="241.33" calcext:value-type="float">
            <text:p>241.33</text:p>
          </table:table-cell>
          <table:table-cell table:style-name="ce1" office:value-type="float" office:value="263.44" calcext:value-type="float">
            <text:p>263.44</text:p>
          </table:table-cell>
          <table:table-cell table:style-name="ce1" office:value-type="float" office:value="233.02" calcext:value-type="float">
            <text:p>233.02</text:p>
          </table:table-cell>
          <table:table-cell table:style-name="ce1" office:value-type="float" office:value="258.32" calcext:value-type="float">
            <text:p>258.3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412.02" calcext:value-type="float">
            <text:p>412.02</text:p>
          </table:table-cell>
          <table:table-cell table:style-name="ce1" office:value-type="float" office:value="253.95" calcext:value-type="float">
            <text:p>253.95</text:p>
          </table:table-cell>
          <table:table-cell table:style-name="ce1" office:value-type="float" office:value="209.95" calcext:value-type="float">
            <text:p>209.95</text:p>
          </table:table-cell>
          <table:table-cell table:style-name="ce1" office:value-type="float" office:value="209.28" calcext:value-type="float">
            <text:p>209.28</text:p>
          </table:table-cell>
          <table:table-cell table:style-name="ce1" office:value-type="float" office:value="204.07" calcext:value-type="float">
            <text:p>204.0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483.33" calcext:value-type="float">
            <text:p>483.33</text:p>
          </table:table-cell>
          <table:table-cell table:style-name="ce1" office:value-type="float" office:value="309.91" calcext:value-type="float">
            <text:p>309.91</text:p>
          </table:table-cell>
          <table:table-cell table:style-name="ce1" office:value-type="float" office:value="287.36" calcext:value-type="float">
            <text:p>287.36</text:p>
          </table:table-cell>
          <table:table-cell table:style-name="ce1" office:value-type="float" office:value="263.13" calcext:value-type="float">
            <text:p>263.13</text:p>
          </table:table-cell>
          <table:table-cell table:style-name="ce1" office:value-type="float" office:value="261.45" calcext:value-type="float">
            <text:p>261.4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414.79" calcext:value-type="float">
            <text:p>414.79</text:p>
          </table:table-cell>
          <table:table-cell table:style-name="ce1" office:value-type="float" office:value="250.6" calcext:value-type="float">
            <text:p>250.6</text:p>
          </table:table-cell>
          <table:table-cell table:style-name="ce1" office:value-type="float" office:value="214.76" calcext:value-type="float">
            <text:p>214.76</text:p>
          </table:table-cell>
          <table:table-cell table:style-name="ce1" office:value-type="float" office:value="208.78" calcext:value-type="float">
            <text:p>208.78</text:p>
          </table:table-cell>
          <table:table-cell table:style-name="ce1" office:value-type="float" office:value="226.34" calcext:value-type="float">
            <text:p>226.3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412.02" calcext:value-type="float">
            <text:p>412.02</text:p>
          </table:table-cell>
          <table:table-cell table:style-name="ce1" office:value-type="float" office:value="253.95" calcext:value-type="float">
            <text:p>253.95</text:p>
          </table:table-cell>
          <table:table-cell table:style-name="ce1" office:value-type="float" office:value="229.92" calcext:value-type="float">
            <text:p>229.92</text:p>
          </table:table-cell>
          <table:table-cell table:style-name="ce1" office:value-type="float" office:value="209.28" calcext:value-type="float">
            <text:p>209.28</text:p>
          </table:table-cell>
          <table:table-cell table:style-name="ce1" office:value-type="float" office:value="229.92" calcext:value-type="float">
            <text:p>229.9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409.47" calcext:value-type="float">
            <text:p>409.47</text:p>
          </table:table-cell>
          <table:table-cell table:style-name="ce1" office:value-type="float" office:value="253.95" calcext:value-type="float">
            <text:p>253.95</text:p>
          </table:table-cell>
          <table:table-cell table:style-name="ce1" office:value-type="float" office:value="229.92" calcext:value-type="float">
            <text:p>229.92</text:p>
          </table:table-cell>
          <table:table-cell table:style-name="ce1" office:value-type="float" office:value="234.79" calcext:value-type="float">
            <text:p>234.79</text:p>
          </table:table-cell>
          <table:table-cell table:style-name="ce1" office:value-type="float" office:value="230.74" calcext:value-type="float">
            <text:p>230.74</text:p>
          </table:table-cell>
          <table:table-cell table:number-columns-repeated="5"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Accent_20_3" table:formula="of:=AVERAGE([.B29:.B38])" office:value-type="float" office:value="433.923" calcext:value-type="float">
            <text:p>433.923</text:p>
          </table:table-cell>
          <table:table-cell table:style-name="Accent_20_3" table:formula="of:=AVERAGE([.C29:.C38])" office:value-type="float" office:value="250.012" calcext:value-type="float">
            <text:p>250.012</text:p>
          </table:table-cell>
          <table:table-cell table:style-name="Accent_20_3" table:formula="of:=AVERAGE([.D29:.D38])" office:value-type="float" office:value="232.619" calcext:value-type="float">
            <text:p>232.619</text:p>
          </table:table-cell>
          <table:table-cell table:style-name="Good" table:formula="of:=AVERAGE([.E29:.E38])" office:value-type="float" office:value="229.868" calcext:value-type="float">
            <text:p>229.868</text:p>
          </table:table-cell>
          <table:table-cell table:style-name="Accent_20_3" table:formula="of:=AVERAGE([.F29:.F38])" office:value-type="float" office:value="236.207" calcext:value-type="float">
            <text:p>236.207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Instance p01</text:p>
          </table:table-cell>
          <table:table-cell office:value-type="string" calcext:value-type="string">
            <text:p>D=1, pmax=0.01</text:p>
          </table:table-cell>
          <table:table-cell office:value-type="string" calcext:value-type="string">
            <text:p>depotVT End</text:p>
          </table:table-cell>
          <table:table-cell table:number-columns-repeated="4"/>
          <table:table-cell office:value-type="string" calcext:value-type="string">
            <text:p>Instance p02</text:p>
          </table:table-cell>
          <table:table-cell office:value-type="string" calcext:value-type="string">
            <text:p>D=1, pmax=0.01</text:p>
          </table:table-cell>
          <table:table-cell office:value-type="string" calcext:value-type="string">
            <text:p>depotVT End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ACONC</text:p>
          </table:table-cell>
          <table:table-cell office:value-type="string" calcext:value-type="string">
            <text:p>heur_og</text:p>
          </table:table-cell>
          <table:table-cell office:value-type="string" calcext:value-type="string">
            <text:p>heur_v1</text:p>
          </table:table-cell>
          <table:table-cell table:number-columns-repeated="3"/>
          <table:table-cell office:value-type="string" calcext:value-type="string">
            <text:p>Run</text:p>
          </table:table-cell>
          <table:table-cell office:value-type="string" calcext:value-type="string">
            <text:p>AACONC</text:p>
          </table:table-cell>
          <table:table-cell office:value-type="string" calcext:value-type="string">
            <text:p>heur_og</text:p>
          </table:table-cell>
          <table:table-cell office:value-type="string" calcext:value-type="string">
            <text:p>heur_v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.08" calcext:value-type="float">
            <text:p>420.08</text:p>
          </table:table-cell>
          <table:table-cell office:value-type="float" office:value="253.95" calcext:value-type="float">
            <text:p>253.95</text:p>
          </table:table-cell>
          <table:table-cell office:value-type="float" office:value="214.16" calcext:value-type="float">
            <text:p>214.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29.49" calcext:value-type="float">
            <text:p>429.49</text:p>
          </table:table-cell>
          <table:table-cell office:value-type="float" office:value="276.05" calcext:value-type="float">
            <text:p>276.05</text:p>
          </table:table-cell>
          <table:table-cell office:value-type="float" office:value="278.07" calcext:value-type="float">
            <text:p>278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2.02" calcext:value-type="float">
            <text:p>412.02</text:p>
          </table:table-cell>
          <table:table-cell office:value-type="float" office:value="253.95" calcext:value-type="float">
            <text:p>253.95</text:p>
          </table:table-cell>
          <table:table-cell office:value-type="float" office:value="209.28" calcext:value-type="float">
            <text:p>209.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08.3" calcext:value-type="float">
            <text:p>408.3</text:p>
          </table:table-cell>
          <table:table-cell office:value-type="float" office:value="243.72" calcext:value-type="float">
            <text:p>243.72</text:p>
          </table:table-cell>
          <table:table-cell office:value-type="float" office:value="279.05" calcext:value-type="float">
            <text:p>279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0.2" calcext:value-type="float">
            <text:p>420.2</text:p>
          </table:table-cell>
          <table:table-cell office:value-type="float" office:value="250.6" calcext:value-type="float">
            <text:p>250.6</text:p>
          </table:table-cell>
          <table:table-cell office:value-type="float" office:value="194.54" calcext:value-type="float">
            <text:p>194.5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10.61" calcext:value-type="float">
            <text:p>410.61</text:p>
          </table:table-cell>
          <table:table-cell office:value-type="float" office:value="258.45" calcext:value-type="float">
            <text:p>258.45</text:p>
          </table:table-cell>
          <table:table-cell office:value-type="float" office:value="251.83" calcext:value-type="float">
            <text:p>251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3.05" calcext:value-type="float">
            <text:p>453.05</text:p>
          </table:table-cell>
          <table:table-cell office:value-type="float" office:value="253.95" calcext:value-type="float">
            <text:p>253.95</text:p>
          </table:table-cell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50.66" calcext:value-type="float">
            <text:p>450.66</text:p>
          </table:table-cell>
          <table:table-cell office:value-type="float" office:value="300.75" calcext:value-type="float">
            <text:p>300.75</text:p>
          </table:table-cell>
          <table:table-cell office:value-type="float" office:value="275.04" calcext:value-type="float">
            <text:p>275.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3.68" calcext:value-type="float">
            <text:p>413.68</text:p>
          </table:table-cell>
          <table:table-cell office:value-type="float" office:value="250.6" calcext:value-type="float">
            <text:p>250.6</text:p>
          </table:table-cell>
          <table:table-cell office:value-type="float" office:value="234.79" calcext:value-type="float">
            <text:p>234.7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26.29" calcext:value-type="float">
            <text:p>426.29</text:p>
          </table:table-cell>
          <table:table-cell office:value-type="float" office:value="253.51" calcext:value-type="float">
            <text:p>253.51</text:p>
          </table:table-cell>
          <table:table-cell office:value-type="float" office:value="253.61" calcext:value-type="float">
            <text:p>253.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0.86" calcext:value-type="float">
            <text:p>420.86</text:p>
          </table:table-cell>
          <table:table-cell office:value-type="float" office:value="253.95" calcext:value-type="float">
            <text:p>253.95</text:p>
          </table:table-cell>
          <table:table-cell office:value-type="float" office:value="206.23" calcext:value-type="float">
            <text:p>206.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16.15" calcext:value-type="float">
            <text:p>416.15</text:p>
          </table:table-cell>
          <table:table-cell office:value-type="float" office:value="294.53" calcext:value-type="float">
            <text:p>294.53</text:p>
          </table:table-cell>
          <table:table-cell office:value-type="float" office:value="259.77" calcext:value-type="float">
            <text:p>259.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9.65" calcext:value-type="float">
            <text:p>419.65</text:p>
          </table:table-cell>
          <table:table-cell office:value-type="float" office:value="240.28" calcext:value-type="float">
            <text:p>240.28</text:p>
          </table:table-cell>
          <table:table-cell office:value-type="float" office:value="209.55" calcext:value-type="float">
            <text:p>209.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15.03" calcext:value-type="float">
            <text:p>415.03</text:p>
          </table:table-cell>
          <table:table-cell office:value-type="float" office:value="323.42" calcext:value-type="float">
            <text:p>323.42</text:p>
          </table:table-cell>
          <table:table-cell office:value-type="float" office:value="259.77" calcext:value-type="float">
            <text:p>259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7.1" calcext:value-type="float">
            <text:p>457.1</text:p>
          </table:table-cell>
          <table:table-cell office:value-type="float" office:value="242.32" calcext:value-type="float">
            <text:p>242.32</text:p>
          </table:table-cell>
          <table:table-cell office:value-type="float" office:value="207.6" calcext:value-type="float">
            <text:p>207.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10.58" calcext:value-type="float">
            <text:p>410.58</text:p>
          </table:table-cell>
          <table:table-cell office:value-type="float" office:value="338.78" calcext:value-type="float">
            <text:p>338.78</text:p>
          </table:table-cell>
          <table:table-cell office:value-type="float" office:value="271.89" calcext:value-type="float">
            <text:p>271.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8.67" calcext:value-type="float">
            <text:p>418.67</text:p>
          </table:table-cell>
          <table:table-cell office:value-type="float" office:value="226.81" calcext:value-type="float">
            <text:p>226.81</text:p>
          </table:table-cell>
          <table:table-cell office:value-type="float" office:value="239.87" calcext:value-type="float">
            <text:p>239.8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52.66" calcext:value-type="float">
            <text:p>452.66</text:p>
          </table:table-cell>
          <table:table-cell office:value-type="float" office:value="246.07" calcext:value-type="float">
            <text:p>246.07</text:p>
          </table:table-cell>
          <table:table-cell office:value-type="float" office:value="261.58" calcext:value-type="float">
            <text:p>261.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7.1" calcext:value-type="float">
            <text:p>457.1</text:p>
          </table:table-cell>
          <table:table-cell office:value-type="float" office:value="230.39" calcext:value-type="float">
            <text:p>230.39</text:p>
          </table:table-cell>
          <table:table-cell office:value-type="float" office:value="243.65" calcext:value-type="float">
            <text:p>243.6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79.4" calcext:value-type="float">
            <text:p>379.4</text:p>
          </table:table-cell>
          <table:table-cell office:value-type="float" office:value="240.28" calcext:value-type="float">
            <text:p>240.28</text:p>
          </table:table-cell>
          <table:table-cell office:value-type="float" office:value="209.39" calcext:value-type="float">
            <text:p>209.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9.06" calcext:value-type="float">
            <text:p>429.06</text:p>
          </table:table-cell>
          <table:table-cell office:value-type="float" office:value="243.72" calcext:value-type="float">
            <text:p>243.72</text:p>
          </table:table-cell>
          <table:table-cell office:value-type="float" office:value="213.18" calcext:value-type="float">
            <text:p>213.1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35.15" calcext:value-type="float">
            <text:p>435.15</text:p>
          </table:table-cell>
          <table:table-cell office:value-type="float" office:value="322.47" calcext:value-type="float">
            <text:p>322.47</text:p>
          </table:table-cell>
          <table:table-cell office:value-type="float" office:value="282.12" calcext:value-type="float">
            <text:p>282.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2.64" calcext:value-type="float">
            <text:p>422.64</text:p>
          </table:table-cell>
          <table:table-cell office:value-type="float" office:value="243.72" calcext:value-type="float">
            <text:p>243.72</text:p>
          </table:table-cell>
          <table:table-cell office:value-type="float" office:value="239.87" calcext:value-type="float">
            <text:p>239.8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51.48" calcext:value-type="float">
            <text:p>451.48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97" calcext:value-type="float">
            <text:p>295.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4.79" calcext:value-type="float">
            <text:p>414.79</text:p>
          </table:table-cell>
          <table:table-cell office:value-type="float" office:value="250.6" calcext:value-type="float">
            <text:p>250.6</text:p>
          </table:table-cell>
          <table:table-cell office:value-type="float" office:value="208.78" calcext:value-type="float">
            <text:p>208.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11.77" calcext:value-type="float">
            <text:p>411.77</text:p>
          </table:table-cell>
          <table:table-cell office:value-type="float" office:value="288.5" calcext:value-type="float">
            <text:p>288.5</text:p>
          </table:table-cell>
          <table:table-cell office:value-type="float" office:value="281.63" calcext:value-type="float">
            <text:p>281.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9.56" calcext:value-type="float">
            <text:p>419.56</text:p>
          </table:table-cell>
          <table:table-cell office:value-type="float" office:value="253.95" calcext:value-type="float">
            <text:p>253.95</text:p>
          </table:table-cell>
          <table:table-cell office:value-type="float" office:value="205.9" calcext:value-type="float">
            <text:p>205.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08.06" calcext:value-type="float">
            <text:p>408.06</text:p>
          </table:table-cell>
          <table:table-cell office:value-type="float" office:value="376" calcext:value-type="float">
            <text:p>376</text:p>
          </table:table-cell>
          <table:table-cell office:value-type="float" office:value="232.37" calcext:value-type="float">
            <text:p>232.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2.02" calcext:value-type="float">
            <text:p>412.02</text:p>
          </table:table-cell>
          <table:table-cell office:value-type="float" office:value="253.95" calcext:value-type="float">
            <text:p>253.95</text:p>
          </table:table-cell>
          <table:table-cell office:value-type="float" office:value="209.28" calcext:value-type="float">
            <text:p>209.2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16.15" calcext:value-type="float">
            <text:p>416.15</text:p>
          </table:table-cell>
          <table:table-cell office:value-type="float" office:value="309.91" calcext:value-type="float">
            <text:p>309.91</text:p>
          </table:table-cell>
          <table:table-cell office:value-type="float" office:value="282.42" calcext:value-type="float">
            <text:p>282.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2.02" calcext:value-type="float">
            <text:p>412.02</text:p>
          </table:table-cell>
          <table:table-cell office:value-type="float" office:value="253.95" calcext:value-type="float">
            <text:p>253.95</text:p>
          </table:table-cell>
          <table:table-cell office:value-type="float" office:value="209.28" calcext:value-type="float">
            <text:p>209.2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10.95" calcext:value-type="float">
            <text:p>410.95</text:p>
          </table:table-cell>
          <table:table-cell office:value-type="float" office:value="217.26" calcext:value-type="float">
            <text:p>217.26</text:p>
          </table:table-cell>
          <table:table-cell office:value-type="float" office:value="233.83" calcext:value-type="float">
            <text:p>233.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8.32" calcext:value-type="float">
            <text:p>448.32</text:p>
          </table:table-cell>
          <table:table-cell office:value-type="float" office:value="309.91" calcext:value-type="float">
            <text:p>309.91</text:p>
          </table:table-cell>
          <table:table-cell office:value-type="float" office:value="234.83" calcext:value-type="float">
            <text:p>234.8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26.29" calcext:value-type="float">
            <text:p>426.29</text:p>
          </table:table-cell>
          <table:table-cell office:value-type="float" office:value="309.91" calcext:value-type="float">
            <text:p>309.91</text:p>
          </table:table-cell>
          <table:table-cell office:value-type="float" office:value="277.28" calcext:value-type="float">
            <text:p>277.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6.05" calcext:value-type="float">
            <text:p>416.05</text:p>
          </table:table-cell>
          <table:table-cell office:value-type="float" office:value="253.95" calcext:value-type="float">
            <text:p>253.95</text:p>
          </table:table-cell>
          <table:table-cell office:value-type="float" office:value="234.79" calcext:value-type="float">
            <text:p>234.7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44.49" calcext:value-type="float">
            <text:p>444.49</text:p>
          </table:table-cell>
          <table:table-cell office:value-type="float" office:value="289.36" calcext:value-type="float">
            <text:p>289.36</text:p>
          </table:table-cell>
          <table:table-cell office:value-type="float" office:value="265.18" calcext:value-type="float">
            <text:p>265.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9.47" calcext:value-type="float">
            <text:p>409.47</text:p>
          </table:table-cell>
          <table:table-cell office:value-type="float" office:value="253.95" calcext:value-type="float">
            <text:p>253.95</text:p>
          </table:table-cell>
          <table:table-cell office:value-type="float" office:value="241.8" calcext:value-type="float">
            <text:p>241.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49.67" calcext:value-type="float">
            <text:p>449.67</text:p>
          </table:table-cell>
          <table:table-cell office:value-type="float" office:value="318.53" calcext:value-type="float">
            <text:p>318.53</text:p>
          </table:table-cell>
          <table:table-cell office:value-type="float" office:value="270.1" calcext:value-type="float">
            <text:p>270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7.65" calcext:value-type="float">
            <text:p>447.65</text:p>
          </table:table-cell>
          <table:table-cell office:value-type="float" office:value="244.88" calcext:value-type="float">
            <text:p>244.88</text:p>
          </table:table-cell>
          <table:table-cell office:value-type="float" office:value="265.66" calcext:value-type="float">
            <text:p>265.6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19.91" calcext:value-type="float">
            <text:p>419.91</text:p>
          </table:table-cell>
          <table:table-cell office:value-type="float" office:value="318.76" calcext:value-type="float">
            <text:p>318.76</text:p>
          </table:table-cell>
          <table:table-cell office:value-type="float" office:value="294.4" calcext:value-type="float">
            <text:p>294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4.85" calcext:value-type="float">
            <text:p>454.85</text:p>
          </table:table-cell>
          <table:table-cell office:value-type="float" office:value="262.13" calcext:value-type="float">
            <text:p>262.13</text:p>
          </table:table-cell>
          <table:table-cell office:value-type="float" office:value="248.1" calcext:value-type="float">
            <text:p>248.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426.92" calcext:value-type="float">
            <text:p>426.92</text:p>
          </table:table-cell>
          <table:table-cell office:value-type="float" office:value="237.92" calcext:value-type="float">
            <text:p>237.92</text:p>
          </table:table-cell>
          <table:table-cell office:value-type="float" office:value="265.72" calcext:value-type="float">
            <text:p>265.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9.65" calcext:value-type="float">
            <text:p>419.65</text:p>
          </table:table-cell>
          <table:table-cell office:value-type="float" office:value="240.28" calcext:value-type="float">
            <text:p>240.28</text:p>
          </table:table-cell>
          <table:table-cell office:value-type="float" office:value="213.79" calcext:value-type="float">
            <text:p>213.79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431.44" calcext:value-type="float">
            <text:p>431.44</text:p>
          </table:table-cell>
          <table:table-cell office:value-type="float" office:value="338.78" calcext:value-type="float">
            <text:p>338.78</text:p>
          </table:table-cell>
          <table:table-cell office:value-type="float" office:value="279.36" calcext:value-type="float">
            <text:p>279.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8.68" calcext:value-type="float">
            <text:p>428.68</text:p>
          </table:table-cell>
          <table:table-cell office:value-type="float" office:value="250.6" calcext:value-type="float">
            <text:p>250.6</text:p>
          </table:table-cell>
          <table:table-cell office:value-type="float" office:value="203.99" calcext:value-type="float">
            <text:p>203.99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95.83" calcext:value-type="float">
            <text:p>395.83</text:p>
          </table:table-cell>
          <table:table-cell office:value-type="float" office:value="301.18" calcext:value-type="float">
            <text:p>301.18</text:p>
          </table:table-cell>
          <table:table-cell office:value-type="float" office:value="262.55" calcext:value-type="float">
            <text:p>262.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9.25" calcext:value-type="float">
            <text:p>429.25</text:p>
          </table:table-cell>
          <table:table-cell office:value-type="float" office:value="231.34" calcext:value-type="float">
            <text:p>231.34</text:p>
          </table:table-cell>
          <table:table-cell office:value-type="float" office:value="229.49" calcext:value-type="float">
            <text:p>229.4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86.52" calcext:value-type="float">
            <text:p>386.52</text:p>
          </table:table-cell>
          <table:table-cell office:value-type="float" office:value="258.24" calcext:value-type="float">
            <text:p>258.24</text:p>
          </table:table-cell>
          <table:table-cell office:value-type="float" office:value="210.27" calcext:value-type="float">
            <text:p>210.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0.84" calcext:value-type="float">
            <text:p>440.84</text:p>
          </table:table-cell>
          <table:table-cell office:value-type="float" office:value="239.91" calcext:value-type="float">
            <text:p>239.91</text:p>
          </table:table-cell>
          <table:table-cell office:value-type="float" office:value="253.3" calcext:value-type="float">
            <text:p>253.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412.99" calcext:value-type="float">
            <text:p>412.99</text:p>
          </table:table-cell>
          <table:table-cell office:value-type="float" office:value="299.48" calcext:value-type="float">
            <text:p>299.48</text:p>
          </table:table-cell>
          <table:table-cell office:value-type="float" office:value="246.76" calcext:value-type="float">
            <text:p>246.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9.2" calcext:value-type="float">
            <text:p>489.2</text:p>
          </table:table-cell>
          <table:table-cell office:value-type="float" office:value="249.28" calcext:value-type="float">
            <text:p>249.28</text:p>
          </table:table-cell>
          <table:table-cell office:value-type="float" office:value="232.37" calcext:value-type="float">
            <text:p>232.3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413.64" calcext:value-type="float">
            <text:p>413.64</text:p>
          </table:table-cell>
          <table:table-cell office:value-type="float" office:value="271.35" calcext:value-type="float">
            <text:p>271.35</text:p>
          </table:table-cell>
          <table:table-cell office:value-type="float" office:value="265.66" calcext:value-type="float">
            <text:p>265.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9.65" calcext:value-type="float">
            <text:p>419.65</text:p>
          </table:table-cell>
          <table:table-cell office:value-type="float" office:value="250.28" calcext:value-type="float">
            <text:p>250.28</text:p>
          </table:table-cell>
          <table:table-cell office:value-type="float" office:value="212.62" calcext:value-type="float">
            <text:p>212.6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413.7" calcext:value-type="float">
            <text:p>413.7</text:p>
          </table:table-cell>
          <table:table-cell office:value-type="float" office:value="316.09" calcext:value-type="float">
            <text:p>316.09</text:p>
          </table:table-cell>
          <table:table-cell office:value-type="float" office:value="250.17" calcext:value-type="float">
            <text:p>250.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8.66" calcext:value-type="float">
            <text:p>458.66</text:p>
          </table:table-cell>
          <table:table-cell office:value-type="float" office:value="309.91" calcext:value-type="float">
            <text:p>309.91</text:p>
          </table:table-cell>
          <table:table-cell office:value-type="float" office:value="221.76" calcext:value-type="float">
            <text:p>221.7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28.78" calcext:value-type="float">
            <text:p>428.78</text:p>
          </table:table-cell>
          <table:table-cell office:value-type="float" office:value="298.08" calcext:value-type="float">
            <text:p>298.08</text:p>
          </table:table-cell>
          <table:table-cell office:value-type="float" office:value="291.34" calcext:value-type="float">
            <text:p>291.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3.37" calcext:value-type="float">
            <text:p>413.37</text:p>
          </table:table-cell>
          <table:table-cell office:value-type="float" office:value="253.95" calcext:value-type="float">
            <text:p>253.95</text:p>
          </table:table-cell>
          <table:table-cell office:value-type="float" office:value="205.9" calcext:value-type="float">
            <text:p>205.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87.18" calcext:value-type="float">
            <text:p>387.18</text:p>
          </table:table-cell>
          <table:table-cell office:value-type="float" office:value="243.72" calcext:value-type="float">
            <text:p>243.72</text:p>
          </table:table-cell>
          <table:table-cell office:value-type="float" office:value="225.67" calcext:value-type="float">
            <text:p>225.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9.95" calcext:value-type="float">
            <text:p>419.95</text:p>
          </table:table-cell>
          <table:table-cell office:value-type="float" office:value="243.72" calcext:value-type="float">
            <text:p>243.72</text:p>
          </table:table-cell>
          <table:table-cell office:value-type="float" office:value="225.13" calcext:value-type="float">
            <text:p>225.1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99.55" calcext:value-type="float">
            <text:p>399.55</text:p>
          </table:table-cell>
          <table:table-cell office:value-type="float" office:value="340" calcext:value-type="float">
            <text:p>340</text:p>
          </table:table-cell>
          <table:table-cell office:value-type="float" office:value="272.19" calcext:value-type="float">
            <text:p>272.1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45:.B74])" office:value-type="float" office:value="429.936333333333" calcext:value-type="float">
            <text:p>429.936333333333</text:p>
          </table:table-cell>
          <table:table-cell table:formula="of:=AVERAGE([.C45:.C74])" office:value-type="float" office:value="251.692666666667" calcext:value-type="float">
            <text:p>251.692666666667</text:p>
          </table:table-cell>
          <table:table-cell table:formula="of:=AVERAGE([.D45:.D74])" office:value-type="float" office:value="222.916333333333" calcext:value-type="float">
            <text:p>222.916333333333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formula="of:=AVERAGE([.I45:.I74])" office:value-type="float" office:value="418.988" calcext:value-type="float">
            <text:p>418.988</text:p>
          </table:table-cell>
          <table:table-cell table:formula="of:=AVERAGE([.J45:.J74])" office:value-type="float" office:value="289.999333333333" calcext:value-type="float">
            <text:p>289.999333333333</text:p>
          </table:table-cell>
          <table:table-cell table:formula="of:=AVERAGE([.K45:.K74])" office:value-type="float" office:value="262.833" calcext:value-type="float">
            <text:p>262.8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21</text:p>
          </table:table-cell>
          <table:table-cell office:value-type="string" calcext:value-type="string">
            <text:p>AACONC</text:p>
          </table:table-cell>
          <table:table-cell office:value-type="string" calcext:value-type="string">
            <text:p>heur_og1</text:p>
          </table:table-cell>
          <table:table-cell office:value-type="string" calcext:value-type="string">
            <text:p>heur_og2</text:p>
          </table:table-cell>
          <table:table-cell office:value-type="string" calcext:value-type="string">
            <text:p>heur_v1_1</text:p>
          </table:table-cell>
          <table:table-cell office:value-type="string" calcext:value-type="string">
            <text:p>heur_v1_2</text:p>
          </table:table-cell>
          <table:table-cell office:value-type="string" calcext:value-type="string">
            <text:p>localOpt only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868.69" calcext:value-type="float">
            <text:p>2868.69</text:p>
          </table:table-cell>
          <table:table-cell table:style-name="ce3" office:value-type="float" office:value="1262.34" calcext:value-type="float">
            <text:p>1262.34</text:p>
          </table:table-cell>
          <table:table-cell table:style-name="ce3" office:value-type="float" office:value="1368.53" calcext:value-type="float">
            <text:p>1368.53</text:p>
          </table:table-cell>
          <table:table-cell table:style-name="ce3" office:value-type="float" office:value="1273.77" calcext:value-type="float">
            <text:p>1273.77</text:p>
          </table:table-cell>
          <table:table-cell table:style-name="ce3" office:value-type="float" office:value="1349.51" calcext:value-type="float">
            <text:p>1349.51</text:p>
          </table:table-cell>
          <table:table-cell table:style-name="ce3" office:value-type="float" office:value="1348.03" calcext:value-type="float">
            <text:p>1348.0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2920.48" calcext:value-type="float">
            <text:p>2920.48</text:p>
          </table:table-cell>
          <table:table-cell table:style-name="ce3" office:value-type="float" office:value="1328.18" calcext:value-type="float">
            <text:p>1328.18</text:p>
          </table:table-cell>
          <table:table-cell table:style-name="ce3" office:value-type="float" office:value="1384" calcext:value-type="float">
            <text:p>1384</text:p>
          </table:table-cell>
          <table:table-cell table:style-name="ce3" office:value-type="float" office:value="1278.37" calcext:value-type="float">
            <text:p>1278.37</text:p>
          </table:table-cell>
          <table:table-cell table:style-name="ce3" office:value-type="float" office:value="1265.76" calcext:value-type="float">
            <text:p>1265.76</text:p>
          </table:table-cell>
          <table:table-cell table:style-name="ce3" office:value-type="float" office:value="1334.77" calcext:value-type="float">
            <text:p>1334.7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2934.89" calcext:value-type="float">
            <text:p>2934.89</text:p>
          </table:table-cell>
          <table:table-cell table:style-name="ce3" office:value-type="float" office:value="1349.77" calcext:value-type="float">
            <text:p>1349.77</text:p>
          </table:table-cell>
          <table:table-cell table:style-name="ce3" office:value-type="float" office:value="1321.91" calcext:value-type="float">
            <text:p>1321.91</text:p>
          </table:table-cell>
          <table:table-cell table:style-name="ce3" office:value-type="float" office:value="1267.16" calcext:value-type="float">
            <text:p>1267.16</text:p>
          </table:table-cell>
          <table:table-cell table:style-name="ce3" office:value-type="float" office:value="1298.58" calcext:value-type="float">
            <text:p>1298.58</text:p>
          </table:table-cell>
          <table:table-cell table:style-name="ce3" office:value-type="float" office:value="1326.69" calcext:value-type="float">
            <text:p>1326.6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2928.84" calcext:value-type="float">
            <text:p>2928.84</text:p>
          </table:table-cell>
          <table:table-cell table:style-name="ce3" office:value-type="float" office:value="1310.09" calcext:value-type="float">
            <text:p>1310.09</text:p>
          </table:table-cell>
          <table:table-cell table:style-name="ce3" office:value-type="float" office:value="1294.16" calcext:value-type="float">
            <text:p>1294.16</text:p>
          </table:table-cell>
          <table:table-cell table:style-name="ce3" office:value-type="float" office:value="1314.9" calcext:value-type="float">
            <text:p>1314.9</text:p>
          </table:table-cell>
          <table:table-cell table:style-name="ce3" office:value-type="float" office:value="1267.39" calcext:value-type="float">
            <text:p>1267.39</text:p>
          </table:table-cell>
          <table:table-cell table:style-name="ce3" office:value-type="float" office:value="1345.2" calcext:value-type="float">
            <text:p>1345.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2865.38" calcext:value-type="float">
            <text:p>2865.38</text:p>
          </table:table-cell>
          <table:table-cell table:style-name="ce3" office:value-type="float" office:value="1385.26" calcext:value-type="float">
            <text:p>1385.26</text:p>
          </table:table-cell>
          <table:table-cell table:style-name="ce3" office:value-type="float" office:value="1362.12" calcext:value-type="float">
            <text:p>1362.12</text:p>
          </table:table-cell>
          <table:table-cell table:number-columns-repeated="2" table:style-name="ce3" office:value-type="float" office:value="1281.1" calcext:value-type="float">
            <text:p>1281.1</text:p>
          </table:table-cell>
          <table:table-cell table:style-name="ce3" office:value-type="float" office:value="1299.36" calcext:value-type="float">
            <text:p>1299.3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2983.76" calcext:value-type="float">
            <text:p>2983.76</text:p>
          </table:table-cell>
          <table:table-cell table:style-name="ce3" office:value-type="float" office:value="1315.56" calcext:value-type="float">
            <text:p>1315.56</text:p>
          </table:table-cell>
          <table:table-cell table:style-name="ce3" office:value-type="float" office:value="1395.24" calcext:value-type="float">
            <text:p>1395.24</text:p>
          </table:table-cell>
          <table:table-cell table:style-name="ce3" office:value-type="float" office:value="1283.5" calcext:value-type="float">
            <text:p>1283.5</text:p>
          </table:table-cell>
          <table:table-cell table:style-name="ce3" office:value-type="float" office:value="1266.74" calcext:value-type="float">
            <text:p>1266.74</text:p>
          </table:table-cell>
          <table:table-cell table:style-name="ce3" office:value-type="float" office:value="1358.46" calcext:value-type="float">
            <text:p>1358.4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2922.39" calcext:value-type="float">
            <text:p>2922.39</text:p>
          </table:table-cell>
          <table:table-cell table:style-name="ce3" office:value-type="float" office:value="1287.21" calcext:value-type="float">
            <text:p>1287.21</text:p>
          </table:table-cell>
          <table:table-cell table:style-name="ce3" office:value-type="float" office:value="1255.49" calcext:value-type="float">
            <text:p>1255.49</text:p>
          </table:table-cell>
          <table:table-cell table:style-name="ce3" office:value-type="float" office:value="1287.15" calcext:value-type="float">
            <text:p>1287.15</text:p>
          </table:table-cell>
          <table:table-cell table:style-name="ce3" office:value-type="float" office:value="1301.17" calcext:value-type="float">
            <text:p>1301.17</text:p>
          </table:table-cell>
          <table:table-cell table:style-name="ce3" office:value-type="float" office:value="1355.07" calcext:value-type="float">
            <text:p>1355.0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2882.35" calcext:value-type="float">
            <text:p>2882.35</text:p>
          </table:table-cell>
          <table:table-cell table:style-name="ce3" office:value-type="float" office:value="1386.15" calcext:value-type="float">
            <text:p>1386.15</text:p>
          </table:table-cell>
          <table:table-cell table:style-name="ce3" office:value-type="float" office:value="1370.53" calcext:value-type="float">
            <text:p>1370.53</text:p>
          </table:table-cell>
          <table:table-cell table:number-columns-repeated="2" table:style-name="ce3" office:value-type="float" office:value="1318.07" calcext:value-type="float">
            <text:p>1318.07</text:p>
          </table:table-cell>
          <table:table-cell table:style-name="ce3" office:value-type="float" office:value="1392.78" calcext:value-type="float">
            <text:p>1392.7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2906.39" calcext:value-type="float">
            <text:p>2906.39</text:p>
          </table:table-cell>
          <table:table-cell table:style-name="ce3" office:value-type="float" office:value="1296.39" calcext:value-type="float">
            <text:p>1296.39</text:p>
          </table:table-cell>
          <table:table-cell table:style-name="ce3" office:value-type="float" office:value="1336.65" calcext:value-type="float">
            <text:p>1336.65</text:p>
          </table:table-cell>
          <table:table-cell table:style-name="ce3" office:value-type="float" office:value="1250.9" calcext:value-type="float">
            <text:p>1250.9</text:p>
          </table:table-cell>
          <table:table-cell table:style-name="ce3" office:value-type="float" office:value="1252.44" calcext:value-type="float">
            <text:p>1252.44</text:p>
          </table:table-cell>
          <table:table-cell table:style-name="ce3" office:value-type="float" office:value="1386.98" calcext:value-type="float">
            <text:p>1386.9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2910.43" calcext:value-type="float">
            <text:p>2910.43</text:p>
          </table:table-cell>
          <table:table-cell table:style-name="ce3" office:value-type="float" office:value="1382.89" calcext:value-type="float">
            <text:p>1382.89</text:p>
          </table:table-cell>
          <table:table-cell table:style-name="ce3" office:value-type="float" office:value="1358.82" calcext:value-type="float">
            <text:p>1358.82</text:p>
          </table:table-cell>
          <table:table-cell table:style-name="ce3" office:value-type="float" office:value="1298.41" calcext:value-type="float">
            <text:p>1298.41</text:p>
          </table:table-cell>
          <table:table-cell table:style-name="ce3" office:value-type="float" office:value="1279.92" calcext:value-type="float">
            <text:p>1279.92</text:p>
          </table:table-cell>
          <table:table-cell table:style-name="ce3" office:value-type="float" office:value="1371.4" calcext:value-type="float">
            <text:p>1371.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2877.2" calcext:value-type="float">
            <text:p>2877.2</text:p>
          </table:table-cell>
          <table:table-cell table:style-name="ce3" office:value-type="float" office:value="1328.18" calcext:value-type="float">
            <text:p>1328.18</text:p>
          </table:table-cell>
          <table:table-cell table:style-name="ce3" office:value-type="float" office:value="1256.94" calcext:value-type="float">
            <text:p>1256.94</text:p>
          </table:table-cell>
          <table:table-cell table:style-name="ce3" office:value-type="float" office:value="1277.38" calcext:value-type="float">
            <text:p>1277.38</text:p>
          </table:table-cell>
          <table:table-cell table:style-name="ce3" office:value-type="float" office:value="1270.14" calcext:value-type="float">
            <text:p>1270.14</text:p>
          </table:table-cell>
          <table:table-cell table:style-name="ce3" office:value-type="float" office:value="1401.42" calcext:value-type="float">
            <text:p>1401.4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2847.49" calcext:value-type="float">
            <text:p>2847.49</text:p>
          </table:table-cell>
          <table:table-cell table:style-name="ce3" office:value-type="float" office:value="1377.91" calcext:value-type="float">
            <text:p>1377.91</text:p>
          </table:table-cell>
          <table:table-cell table:style-name="ce3" office:value-type="float" office:value="1325.45" calcext:value-type="float">
            <text:p>1325.45</text:p>
          </table:table-cell>
          <table:table-cell table:style-name="ce3" office:value-type="float" office:value="1285.34" calcext:value-type="float">
            <text:p>1285.34</text:p>
          </table:table-cell>
          <table:table-cell table:style-name="ce3" office:value-type="float" office:value="1333.94" calcext:value-type="float">
            <text:p>1333.94</text:p>
          </table:table-cell>
          <table:table-cell table:style-name="ce3" office:value-type="float" office:value="1346.45" calcext:value-type="float">
            <text:p>1346.4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2929.19" calcext:value-type="float">
            <text:p>2929.19</text:p>
          </table:table-cell>
          <table:table-cell table:number-columns-repeated="2" table:style-name="ce3" office:value-type="float" office:value="1351.26" calcext:value-type="float">
            <text:p>1351.26</text:p>
          </table:table-cell>
          <table:table-cell table:number-columns-repeated="2" table:style-name="ce3" office:value-type="float" office:value="1297.66" calcext:value-type="float">
            <text:p>1297.66</text:p>
          </table:table-cell>
          <table:table-cell table:style-name="ce3" office:value-type="float" office:value="1428.45" calcext:value-type="float">
            <text:p>1428.4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2985.24" calcext:value-type="float">
            <text:p>2985.24</text:p>
          </table:table-cell>
          <table:table-cell table:style-name="ce3" office:value-type="float" office:value="1282.01" calcext:value-type="float">
            <text:p>1282.01</text:p>
          </table:table-cell>
          <table:table-cell table:style-name="ce3" office:value-type="float" office:value="1334.12" calcext:value-type="float">
            <text:p>1334.12</text:p>
          </table:table-cell>
          <table:table-cell table:style-name="ce3" office:value-type="float" office:value="1275.58" calcext:value-type="float">
            <text:p>1275.58</text:p>
          </table:table-cell>
          <table:table-cell table:style-name="ce3" office:value-type="float" office:value="1291.46" calcext:value-type="float">
            <text:p>1291.46</text:p>
          </table:table-cell>
          <table:table-cell table:style-name="ce3" office:value-type="float" office:value="1399.73" calcext:value-type="float">
            <text:p>1399.7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2848.46" calcext:value-type="float">
            <text:p>2848.46</text:p>
          </table:table-cell>
          <table:table-cell table:style-name="ce3" office:value-type="float" office:value="1383.2" calcext:value-type="float">
            <text:p>1383.2</text:p>
          </table:table-cell>
          <table:table-cell table:style-name="ce3" office:value-type="float" office:value="1386.15" calcext:value-type="float">
            <text:p>1386.15</text:p>
          </table:table-cell>
          <table:table-cell table:style-name="ce3" office:value-type="float" office:value="1321.26" calcext:value-type="float">
            <text:p>1321.26</text:p>
          </table:table-cell>
          <table:table-cell table:style-name="ce3" office:value-type="float" office:value="1266.09" calcext:value-type="float">
            <text:p>1266.09</text:p>
          </table:table-cell>
          <table:table-cell table:style-name="ce3" office:value-type="float" office:value="1454.36" calcext:value-type="float">
            <text:p>1454.3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2942.62" calcext:value-type="float">
            <text:p>2942.62</text:p>
          </table:table-cell>
          <table:table-cell table:style-name="ce3" office:value-type="float" office:value="1305.35" calcext:value-type="float">
            <text:p>1305.35</text:p>
          </table:table-cell>
          <table:table-cell table:style-name="ce3" office:value-type="float" office:value="1349.58" calcext:value-type="float">
            <text:p>1349.58</text:p>
          </table:table-cell>
          <table:table-cell table:style-name="ce3" office:value-type="float" office:value="1288.73" calcext:value-type="float">
            <text:p>1288.73</text:p>
          </table:table-cell>
          <table:table-cell table:style-name="ce3" office:value-type="float" office:value="1259.57" calcext:value-type="float">
            <text:p>1259.57</text:p>
          </table:table-cell>
          <table:table-cell table:style-name="ce3" office:value-type="float" office:value="1375.51" calcext:value-type="float">
            <text:p>1375.5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2948.77" calcext:value-type="float">
            <text:p>2948.77</text:p>
          </table:table-cell>
          <table:table-cell table:style-name="ce3" office:value-type="float" office:value="1251.25" calcext:value-type="float">
            <text:p>1251.25</text:p>
          </table:table-cell>
          <table:table-cell table:style-name="ce3" office:value-type="float" office:value="1276.21" calcext:value-type="float">
            <text:p>1276.21</text:p>
          </table:table-cell>
          <table:table-cell table:number-columns-repeated="2" table:style-name="ce3" office:value-type="float" office:value="1294.42" calcext:value-type="float">
            <text:p>1294.42</text:p>
          </table:table-cell>
          <table:table-cell table:style-name="ce3" office:value-type="float" office:value="1342.5" calcext:value-type="float">
            <text:p>1342.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2886.43" calcext:value-type="float">
            <text:p>2886.43</text:p>
          </table:table-cell>
          <table:table-cell table:style-name="ce3" office:value-type="float" office:value="1334.12" calcext:value-type="float">
            <text:p>1334.12</text:p>
          </table:table-cell>
          <table:table-cell table:style-name="ce3" office:value-type="float" office:value="1273.56" calcext:value-type="float">
            <text:p>1273.56</text:p>
          </table:table-cell>
          <table:table-cell table:style-name="ce3" office:value-type="float" office:value="1257.3" calcext:value-type="float">
            <text:p>1257.3</text:p>
          </table:table-cell>
          <table:table-cell table:style-name="ce3" office:value-type="float" office:value="1237.09" calcext:value-type="float">
            <text:p>1237.09</text:p>
          </table:table-cell>
          <table:table-cell table:style-name="ce3" office:value-type="float" office:value="1403.35" calcext:value-type="float">
            <text:p>1403.3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2867.82" calcext:value-type="float">
            <text:p>2867.82</text:p>
          </table:table-cell>
          <table:table-cell table:number-columns-repeated="2" table:style-name="ce3" office:value-type="float" office:value="1255.39" calcext:value-type="float">
            <text:p>1255.39</text:p>
          </table:table-cell>
          <table:table-cell table:style-name="ce3" office:value-type="float" office:value="1269.32" calcext:value-type="float">
            <text:p>1269.32</text:p>
          </table:table-cell>
          <table:table-cell table:style-name="ce3" office:value-type="float" office:value="1258.7" calcext:value-type="float">
            <text:p>1258.7</text:p>
          </table:table-cell>
          <table:table-cell table:style-name="ce3" office:value-type="float" office:value="1340.8" calcext:value-type="float">
            <text:p>1340.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2947.18" calcext:value-type="float">
            <text:p>2947.18</text:p>
          </table:table-cell>
          <table:table-cell table:number-columns-repeated="2" table:style-name="ce3" office:value-type="float" office:value="1299.29" calcext:value-type="float">
            <text:p>1299.29</text:p>
          </table:table-cell>
          <table:table-cell table:style-name="ce3" office:value-type="float" office:value="1247.55" calcext:value-type="float">
            <text:p>1247.55</text:p>
          </table:table-cell>
          <table:table-cell table:style-name="ce3" office:value-type="float" office:value="1262.71" calcext:value-type="float">
            <text:p>1262.71</text:p>
          </table:table-cell>
          <table:table-cell table:style-name="ce3" office:value-type="float" office:value="1469.6" calcext:value-type="float">
            <text:p>1469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78:.B97])" office:value-type="float" office:value="2910.2" calcext:value-type="float">
            <text:p>2910.2</text:p>
          </table:table-cell>
          <table:table-cell table:style-name="ce3" table:formula="of:=AVERAGE([.C78:.C97])" office:value-type="float" office:value="1323.59" calcext:value-type="float">
            <text:p>1323.59</text:p>
          </table:table-cell>
          <table:table-cell table:style-name="ce3" table:formula="of:=AVERAGE([.D78:.D97])" office:value-type="float" office:value="1327.77" calcext:value-type="float">
            <text:p>1327.77</text:p>
          </table:table-cell>
          <table:table-cell table:style-name="ce3" table:formula="of:=AVERAGE([.E78:.E97])" office:value-type="float" office:value="1283.3935" calcext:value-type="float">
            <text:p>1283.3935</text:p>
          </table:table-cell>
          <table:table-cell table:style-name="ce3" table:formula="of:=AVERAGE([.F78:.F97])" office:value-type="float" office:value="1282.623" calcext:value-type="float">
            <text:p>1282.623</text:p>
          </table:table-cell>
          <table:table-cell table:style-name="ce3" table:formula="of:=AVERAGE([.G78:.G97])" office:value-type="float" office:value="1374.0455" calcext:value-type="float">
            <text:p>1374.0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78:.B97])" office:value-type="float" office:value="2847.49" calcext:value-type="float">
            <text:p>2847.49</text:p>
          </table:table-cell>
          <table:table-cell table:formula="of:=MIN([.C78:.C97])" office:value-type="float" office:value="1251.25" calcext:value-type="float">
            <text:p>1251.25</text:p>
          </table:table-cell>
          <table:table-cell table:formula="of:=MIN([.D78:.D97])" office:value-type="float" office:value="1255.39" calcext:value-type="float">
            <text:p>1255.39</text:p>
          </table:table-cell>
          <table:table-cell table:formula="of:=MIN([.E78:.E97])" office:value-type="float" office:value="1247.55" calcext:value-type="float">
            <text:p>1247.55</text:p>
          </table:table-cell>
          <table:table-cell table:style-name="Accent_20_3" table:formula="of:=MIN([.F78:.F97])" office:value-type="float" office:value="1237.09" calcext:value-type="float">
            <text:p>1237.09</text:p>
          </table:table-cell>
          <table:table-cell table:formula="of:=MIN([.G78:.G97])" office:value-type="float" office:value="1299.36" calcext:value-type="float">
            <text:p>1299.36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AACONC</text:p>
          </table:table-cell>
          <table:table-cell office:value-type="string" calcext:value-type="string">
            <text:p>heur_og1</text:p>
          </table:table-cell>
          <table:table-cell office:value-type="string" calcext:value-type="string">
            <text:p>heur_og2</text:p>
          </table:table-cell>
          <table:table-cell office:value-type="string" calcext:value-type="string">
            <text:p>heur_v1_1</text:p>
          </table:table-cell>
          <table:table-cell office:value-type="string" calcext:value-type="string">
            <text:p>heur_v1_2</text:p>
          </table:table-cell>
          <table:table-cell office:value-type="string" calcext:value-type="string">
            <text:p>localOpt only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654.64" calcext:value-type="float">
            <text:p>654.64</text:p>
          </table:table-cell>
          <table:table-cell table:style-name="ce3" office:value-type="float" office:value="333.23" calcext:value-type="float">
            <text:p>333.23</text:p>
          </table:table-cell>
          <table:table-cell table:style-name="ce3" office:value-type="float" office:value="330.18" calcext:value-type="float">
            <text:p>330.18</text:p>
          </table:table-cell>
          <table:table-cell table:style-name="ce3" office:value-type="float" office:value="312.29" calcext:value-type="float">
            <text:p>312.29</text:p>
          </table:table-cell>
          <table:table-cell table:style-name="ce3" office:value-type="float" office:value="314.3" calcext:value-type="float">
            <text:p>314.3</text:p>
          </table:table-cell>
          <table:table-cell table:style-name="ce3" office:value-type="float" office:value="367.89" calcext:value-type="float">
            <text:p>367.89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652.55" calcext:value-type="float">
            <text:p>652.55</text:p>
          </table:table-cell>
          <table:table-cell table:style-name="ce3" office:value-type="float" office:value="369.02" calcext:value-type="float">
            <text:p>369.02</text:p>
          </table:table-cell>
          <table:table-cell table:style-name="ce3" office:value-type="float" office:value="395.95" calcext:value-type="float">
            <text:p>395.95</text:p>
          </table:table-cell>
          <table:table-cell table:number-columns-repeated="2" table:style-name="ce3" office:value-type="float" office:value="319.96" calcext:value-type="float">
            <text:p>319.96</text:p>
          </table:table-cell>
          <table:table-cell table:style-name="ce3" office:value-type="float" office:value="337.63" calcext:value-type="float">
            <text:p>337.63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667.39" calcext:value-type="float">
            <text:p>667.39</text:p>
          </table:table-cell>
          <table:table-cell table:style-name="ce3" office:value-type="float" office:value="366.47" calcext:value-type="float">
            <text:p>366.47</text:p>
          </table:table-cell>
          <table:table-cell table:style-name="ce3" office:value-type="float" office:value="337.74" calcext:value-type="float">
            <text:p>337.74</text:p>
          </table:table-cell>
          <table:table-cell table:style-name="ce3" office:value-type="float" office:value="331.23" calcext:value-type="float">
            <text:p>331.23</text:p>
          </table:table-cell>
          <table:table-cell table:style-name="ce3" office:value-type="float" office:value="331.88" calcext:value-type="float">
            <text:p>331.88</text:p>
          </table:table-cell>
          <table:table-cell table:style-name="ce3" office:value-type="float" office:value="376.81" calcext:value-type="float">
            <text:p>376.81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662.09" calcext:value-type="float">
            <text:p>662.09</text:p>
          </table:table-cell>
          <table:table-cell table:style-name="ce3" office:value-type="float" office:value="341.68" calcext:value-type="float">
            <text:p>341.68</text:p>
          </table:table-cell>
          <table:table-cell table:style-name="ce3" office:value-type="float" office:value="334.84" calcext:value-type="float">
            <text:p>334.84</text:p>
          </table:table-cell>
          <table:table-cell table:number-columns-repeated="2" table:style-name="ce3" office:value-type="float" office:value="324.57" calcext:value-type="float">
            <text:p>324.57</text:p>
          </table:table-cell>
          <table:table-cell table:style-name="ce3" office:value-type="float" office:value="374.89" calcext:value-type="float">
            <text:p>374.89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669.33" calcext:value-type="float">
            <text:p>669.33</text:p>
          </table:table-cell>
          <table:table-cell table:style-name="ce3" office:value-type="float" office:value="327.07" calcext:value-type="float">
            <text:p>327.07</text:p>
          </table:table-cell>
          <table:table-cell table:style-name="ce3" office:value-type="float" office:value="362.38" calcext:value-type="float">
            <text:p>362.3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21.68" calcext:value-type="float">
            <text:p>321.68</text:p>
          </table:table-cell>
          <table:table-cell table:style-name="ce3" office:value-type="float" office:value="361.48" calcext:value-type="float">
            <text:p>361.48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665.83" calcext:value-type="float">
            <text:p>665.83</text:p>
          </table:table-cell>
          <table:table-cell table:style-name="ce3" office:value-type="float" office:value="338.5" calcext:value-type="float">
            <text:p>338.5</text:p>
          </table:table-cell>
          <table:table-cell table:style-name="ce3" office:value-type="float" office:value="374.46" calcext:value-type="float">
            <text:p>374.46</text:p>
          </table:table-cell>
          <table:table-cell table:style-name="ce3" office:value-type="float" office:value="322.89" calcext:value-type="float">
            <text:p>322.89</text:p>
          </table:table-cell>
          <table:table-cell table:style-name="ce3" office:value-type="float" office:value="321.87" calcext:value-type="float">
            <text:p>321.87</text:p>
          </table:table-cell>
          <table:table-cell table:style-name="ce3" office:value-type="float" office:value="361.15" calcext:value-type="float">
            <text:p>361.15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683.92" calcext:value-type="float">
            <text:p>683.92</text:p>
          </table:table-cell>
          <table:table-cell table:style-name="ce3" office:value-type="float" office:value="341.49" calcext:value-type="float">
            <text:p>341.49</text:p>
          </table:table-cell>
          <table:table-cell table:style-name="ce3" office:value-type="float" office:value="335.65" calcext:value-type="float">
            <text:p>335.65</text:p>
          </table:table-cell>
          <table:table-cell table:style-name="ce3" office:value-type="float" office:value="334.24" calcext:value-type="float">
            <text:p>334.24</text:p>
          </table:table-cell>
          <table:table-cell table:style-name="ce3" office:value-type="float" office:value="312.68" calcext:value-type="float">
            <text:p>312.68</text:p>
          </table:table-cell>
          <table:table-cell table:style-name="ce3" office:value-type="float" office:value="403.05" calcext:value-type="float">
            <text:p>403.05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668.63" calcext:value-type="float">
            <text:p>668.63</text:p>
          </table:table-cell>
          <table:table-cell table:style-name="ce3" office:value-type="float" office:value="309.96" calcext:value-type="float">
            <text:p>309.96</text:p>
          </table:table-cell>
          <table:table-cell table:style-name="ce3" office:value-type="float" office:value="344.49" calcext:value-type="float">
            <text:p>344.49</text:p>
          </table:table-cell>
          <table:table-cell table:style-name="ce3" office:value-type="float" office:value="310.36" calcext:value-type="float">
            <text:p>310.36</text:p>
          </table:table-cell>
          <table:table-cell table:style-name="ce3" office:value-type="float" office:value="315.5" calcext:value-type="float">
            <text:p>315.5</text:p>
          </table:table-cell>
          <table:table-cell table:style-name="ce3" office:value-type="float" office:value="379.48" calcext:value-type="float">
            <text:p>379.48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669.44" calcext:value-type="float">
            <text:p>669.44</text:p>
          </table:table-cell>
          <table:table-cell table:style-name="ce3" office:value-type="float" office:value="395.95" calcext:value-type="float">
            <text:p>395.95</text:p>
          </table:table-cell>
          <table:table-cell table:style-name="ce3" office:value-type="float" office:value="364.96" calcext:value-type="float">
            <text:p>364.96</text:p>
          </table:table-cell>
          <table:table-cell table:style-name="ce3" office:value-type="float" office:value="309.4" calcext:value-type="float">
            <text:p>309.4</text:p>
          </table:table-cell>
          <table:table-cell table:style-name="ce3" office:value-type="float" office:value="312.46" calcext:value-type="float">
            <text:p>312.46</text:p>
          </table:table-cell>
          <table:table-cell table:style-name="ce3" office:value-type="float" office:value="355.53" calcext:value-type="float">
            <text:p>355.53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651.42" calcext:value-type="float">
            <text:p>651.42</text:p>
          </table:table-cell>
          <table:table-cell table:style-name="ce3" office:value-type="float" office:value="315.67" calcext:value-type="float">
            <text:p>315.67</text:p>
          </table:table-cell>
          <table:table-cell table:style-name="ce3" office:value-type="float" office:value="330.1" calcext:value-type="float">
            <text:p>330.1</text:p>
          </table:table-cell>
          <table:table-cell table:number-columns-repeated="2" table:style-name="ce3" office:value-type="float" office:value="325.82" calcext:value-type="float">
            <text:p>325.82</text:p>
          </table:table-cell>
          <table:table-cell table:style-name="ce3" office:value-type="float" office:value="380.4" calcext:value-type="float">
            <text:p>38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03:.B112])" office:value-type="float" office:value="664.524" calcext:value-type="float">
            <text:p>664.524</text:p>
          </table:table-cell>
          <table:table-cell table:formula="of:=AVERAGE([.C103:.C112])" office:value-type="float" office:value="343.904" calcext:value-type="float">
            <text:p>343.904</text:p>
          </table:table-cell>
          <table:table-cell table:formula="of:=AVERAGE([.D103:.D112])" office:value-type="float" office:value="351.075" calcext:value-type="float">
            <text:p>351.075</text:p>
          </table:table-cell>
          <table:table-cell table:formula="of:=AVERAGE([.E103:.E112])" office:value-type="float" office:value="321.176" calcext:value-type="float">
            <text:p>321.176</text:p>
          </table:table-cell>
          <table:table-cell table:style-name="Good" table:formula="of:=AVERAGE([.F103:.F112])" office:value-type="float" office:value="320.072" calcext:value-type="float">
            <text:p>320.072</text:p>
          </table:table-cell>
          <table:table-cell table:formula="of:=AVERAGE([.G103:.G112])" office:value-type="float" office:value="369.831" calcext:value-type="float">
            <text:p>369.8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03:.B112])" office:value-type="float" office:value="651.42" calcext:value-type="float">
            <text:p>651.42</text:p>
          </table:table-cell>
          <table:table-cell table:formula="of:=MIN([.C103:.C112])" office:value-type="float" office:value="309.96" calcext:value-type="float">
            <text:p>309.96</text:p>
          </table:table-cell>
          <table:table-cell table:formula="of:=MIN([.D103:.D112])" office:value-type="float" office:value="330.1" calcext:value-type="float">
            <text:p>330.1</text:p>
          </table:table-cell>
          <table:table-cell table:style-name="Accent_20_3" table:formula="of:=MIN([.E103:.E112])" office:value-type="float" office:value="309.4" calcext:value-type="float">
            <text:p>309.4</text:p>
          </table:table-cell>
          <table:table-cell table:formula="of:=MIN([.F103:.F112])" office:value-type="float" office:value="312.46" calcext:value-type="float">
            <text:p>312.46</text:p>
          </table:table-cell>
          <table:table-cell table:formula="of:=MIN([.G103:.G112])" office:value-type="float" office:value="337.63" calcext:value-type="float">
            <text:p>337.63</text:p>
          </table:table-cell>
          <table:table-cell table:number-columns-repeated="4"/>
        </table:table-row>
        <table:table-row table:style-name="ro2" table:number-rows-repeated="8">
          <table:table-cell/>
          <table:table-cell table:style-name="ce4" table:number-columns-repeated="6"/>
          <table:table-cell table:number-columns-repeated="4"/>
        </table:table-row>
        <table:table-row table:style-name="ro2">
          <table:table-cell table:number-columns-repeated="11"/>
        </table:table-row>
        <calcext:conditional-formats>
          <calcext:conditional-format calcext:target-range-address="Sheet1.B29:Sheet1.F38">
            <calcext:condition calcext:apply-style-name="Good" calcext:value="formula-is([.B29]=MIN([.$B29:.$F29]))" calcext:base-cell-address="Sheet1.B29"/>
          </calcext:conditional-format>
          <calcext:conditional-format calcext:target-range-address="Sheet1.B78:Sheet1.G98 Sheet1.B103:Sheet1.G112">
            <calcext:condition calcext:apply-style-name="Good" calcext:value="formula-is([.B78]=MIN([.$B78:.$G78]))" calcext:base-cell-address="Sheet1.B7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 style:data-style-name="N2" text:time-value="21:34:21.4640046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7:59:49.594588635</meta:creation-date>
    <meta:generator>LibreOffice/7.6.6.3$Linux_X86_64 LibreOffice_project/60$Build-3</meta:generator>
    <dc:date>2024-04-30T17:21:27.335944403</dc:date>
    <meta:editing-duration>PT21H42M2S</meta:editing-duration>
    <meta:editing-cycles>266</meta:editing-cycles>
    <meta:document-statistic meta:table-count="1" meta:cell-count="702" meta:object-count="0"/>
  </office:meta>
</office:document-meta>
</file>